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41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0.06pt solid #000000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cc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  <style:style style:name="ce11" style:family="table-cell" style:parent-style-name="Default" style:data-style-name="N2">
      <style:table-cell-properties fo:background-color="#00cc00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ackground-color="#ffff00"/>
    </style:style>
    <style:style style:name="ce14" style:family="table-cell" style:parent-style-name="Default" style:data-style-name="N2">
      <style:table-cell-properties fo:background-color="#ff0000"/>
    </style:style>
    <style:style style:name="ce15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ffff00"/>
      <style:text-properties style:text-underline-style="solid" style:text-underline-width="auto" style:text-underline-color="font-color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fill="none" draw:opacity="75%" draw:textarea-horizontal-align="justify" draw:textarea-vertical-align="middle" draw:auto-grow-height="false" draw:shadow-opacity="75%"/>
    </style:style>
    <style:style style:name="gr2" style:family="graphic">
      <style:graphic-properties draw:marker-start="Arrow" draw:marker-end="Arrow" draw:textarea-horizontal-align="center" draw:textarea-vertical-align="bottom"/>
    </style:style>
    <style:style style:name="gr3" style:family="graphic">
      <style:graphic-properties draw:fill="none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euille1" table:style-name="ta1">
        <table:shapes>
          <draw:custom-shape draw:z-index="0" draw:style-name="gr1" svg:width="9.283cm" svg:height="9.283cm" svg:x="20.656cm" svg:y="1.24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z-index="4" draw:style-name="gr2" draw:text-style-name="P1" svg:x1="20.683cm" svg:y1="11.198cm" svg:x2="29.963cm" svg:y2="11.203cm">
            <text:p text:style-name="P1">a</text:p>
          </draw:line>
          <draw:line draw:z-index="5" draw:style-name="gr2" draw:text-style-name="P1" svg:x1="25.364cm" svg:y1="7.644cm" svg:x2="25.364cm" svg:y2="10.531cm">
            <text:p text:style-name="P1">r</text:p>
          </draw:line>
          <draw:custom-shape draw:z-index="6" draw:style-name="gr1" svg:width="1.101cm" svg:height="1.102cm" svg:x="24.77cm" svg:y="6.87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ircle draw:z-index="7" draw:style-name="gr3" draw:text-style-name="P1" svg:width="5.646cm" svg:height="5.646cm" svg:x="22.45cm" svg:y="4.874cm">
            <text:p/>
          </draw:circle>
          <draw:line draw:z-index="11" draw:style-name="gr4" draw:text-style-name="P1" svg:x1="25.911cm" svg:y1="7.997cm" svg:x2="29.947cm" svg:y2="10.536cm">
            <text:p/>
          </draw:line>
          <draw:line draw:z-index="12" draw:style-name="gr4" draw:text-style-name="P1" svg:x1="20.628cm" svg:y1="10.531cm" svg:x2="24.773cm" svg:y2="7.965cm">
            <text:p/>
          </draw:line>
          <draw:line draw:z-index="13" draw:style-name="gr4" draw:text-style-name="P1" svg:x1="25.308cm" svg:y1="1.228cm" svg:x2="25.335cm" svg:y2="6.841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alcul des parachutes de forme triangulaire</text:p>
          </table:table-cell>
          <table:covered-table-cell table:number-columns-repeated="7" table:style-name="ce7"/>
          <table:table-cell table:number-columns-repeated="2"/>
        </table:table-row>
        <table:table-row table:style-name="ro1">
          <table:table-cell table:number-columns-repeated="9"/>
          <table:table-cell table:style-name="ce15" office:value-type="string" calcext:value-type="string">
            <text:p>tissu :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,81</text:p>
          </table:table-cell>
          <table:table-cell office:value-type="string" calcext:value-type="string">
            <text:p>m/s/s</text:p>
          </table:table-cell>
          <table:table-cell table:number-columns-repeated="6"/>
          <table:table-cell table:style-name="ce16" office:value-type="string" calcext:value-type="string">
            <text:p>toile de spi CX2 (42 g/m²)</text:p>
          </table:table-cell>
        </table:table-row>
        <table:table-row table:style-name="ro2">
          <table:table-cell office:value-type="string" calcext:value-type="string">
            <text:p>Cx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kg/m/m/m</text:p>
          </table:table-cell>
          <table:table-cell table:number-columns-repeated="6"/>
          <table:table-cell table:style-name="ce16" office:value-type="string" calcext:value-type="string">
            <text:p>il faut faire 3 parachutes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2/3 jaune, 1/3 noir</text:p>
          </table:table-cell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kg </text:p>
          </table:table-cell>
          <table:table-cell table:number-columns-repeated="6"/>
          <table:table-cell office:value-type="string" calcext:value-type="string">
            <text:p>2/3 noir, 1/3 viole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2/3 violet, 1/3 jaune</text:p>
          </table:table-cell>
        </table:table-row>
        <table:table-row table:style-name="ro1">
          <table:table-cell table:style-name="ce3" office:value-type="string" calcext:value-type="string">
            <text:p>vitesse</text:p>
          </table:table-cell>
          <table:table-cell table:style-name="ce9"/>
          <table:table-cell table:style-name="ce3" office:value-type="string" calcext:value-type="string">
            <office:annotation draw:style-name="gr5" draw:text-style-name="P2" svg:width="2.899cm" svg:height="1.386cm" svg:x="5.443cm" svg:y="1.934cm" draw:caption-point-x="-0.61cm" draw:caption-point-y="1.51cm">
              <dc:date>2014-02-08T00:00:00</dc:date>
              <text:p text:style-name="P2"><text:span text:style-name="T1">Cas où les 3 parachutes sont ouverts</text:span></text:p>
            </office:annotation>
            <text:p>surface</text:p>
          </table:table-cell>
          <table:table-cell table:style-name="ce3" office:value-type="string" calcext:value-type="string">
            <office:annotation draw:style-name="gr5" draw:text-style-name="P2" svg:width="2.899cm" svg:height="0.596cm" svg:x="6.431cm" svg:y="1.934cm" draw:caption-point-x="-0.61cm" draw:caption-point-y="1.51cm">
              <dc:date>2014-02-08T00:00:00</dc:date>
              <text:p text:style-name="P2"><text:span text:style-name="T1">Arête du triangle</text:span></text:p>
            </office:annotation>
            <text:p>a</text:p>
          </table:table-cell>
          <table:table-cell table:style-name="ce3" office:value-type="string" calcext:value-type="string">
            <office:annotation draw:style-name="gr5" draw:text-style-name="P2" svg:width="2.899cm" svg:height="0.991cm" svg:x="7.419cm" svg:y="1.934cm" draw:caption-point-x="-0.61cm" draw:caption-point-y="1.51cm">
              <dc:date>2014-02-08T00:00:00</dc:date>
              <text:p text:style-name="P2"><text:span text:style-name="T1">Rayon du cercle inscrit</text:span></text:p>
            </office:annotation>
            <text:p>r</text:p>
          </table:table-cell>
          <table:table-cell table:style-name="ce3" office:value-type="string" calcext:value-type="string">
            <text:p>1/3 surfac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[m/s]</text:p>
          </table:table-cell>
          <table:table-cell/>
          <table:table-cell table:style-name="ce4" office:value-type="string" calcext:value-type="string">
            <text:p>[m*m]</text:p>
          </table:table-cell>
          <table:table-cell table:number-columns-repeated="2" table:style-name="ce4" office:value-type="string" calcext:value-type="string">
            <text:p>[m]</text:p>
          </table:table-cell>
          <table:table-cell table:style-name="ce4" office:value-type="string" calcext:value-type="string">
            <text:p>[m*m]</text:p>
          </table:table-cell>
          <table:table-cell table:number-columns-repeated="2" table:style-name="ce4" office:value-type="string" calcext:value-type="string">
            <text:p>[m]</text:p>
          </table:table-cell>
          <table:table-cell table:number-columns-repeated="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11" table:formula="of:=2*[.$B$7]*[.$B$3]/([.$B$4]*[.$B$5]*[.A11]*[.A11])" office:value-type="float" office:value="6.03692307692308" calcext:value-type="float">
            <text:p>6,04</text:p>
          </table:table-cell>
          <table:table-cell table:style-name="ce11" table:formula="of:=SQRT([.C11]*12/3.14159)" office:value-type="float" office:value="4.80201697702146" calcext:value-type="float">
            <text:p>4,80</text:p>
          </table:table-cell>
          <table:table-cell table:style-name="ce11" table:formula="of:=SQRT(3)*[.D11]/6" office:value-type="float" office:value="1.38622289716825" calcext:value-type="float">
            <text:p>1,39</text:p>
          </table:table-cell>
          <table:table-cell table:style-name="ce11" table:formula="of:=[.C11]/3" office:value-type="float" office:value="2.01230769230769" calcext:value-type="float">
            <text:p>2,01</text:p>
          </table:table-cell>
          <table:table-cell table:style-name="ce11" table:formula="of:=SQRT([.F11]*12/3.14159)" office:value-type="float" office:value="2.77244579433649" calcext:value-type="float">
            <text:p>2,77</text:p>
          </table:table-cell>
          <table:table-cell table:style-name="ce11" table:formula="of:=SQRT(3)*[.G11]/6" office:value-type="float" office:value="0.80033616283691" calcext:value-type="float">
            <text:p>0,80</text:p>
          </table:table-cell>
          <table:table-cell/>
          <table:table-cell table:style-name="ce5" office:value-type="string" calcext:value-type="string">
            <text:p>cas de vitesse de chute min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2" table:formula="of:=2*[.$B$7]*[.$B$3]/([.$B$4]*[.$B$5]*[.A12]*[.A12])" office:value-type="float" office:value="4.19230769230769" calcext:value-type="float">
            <text:p>4,19</text:p>
          </table:table-cell>
          <table:table-cell table:style-name="ce12" table:formula="of:=SQRT([.C12]*12/3.14159)" office:value-type="float" office:value="4.00168081418455" calcext:value-type="float">
            <text:p>4,00</text:p>
          </table:table-cell>
          <table:table-cell table:style-name="ce12" table:formula="of:=SQRT(3)*[.D12]/6" office:value-type="float" office:value="1.15518574764021" calcext:value-type="float">
            <text:p>1,16</text:p>
          </table:table-cell>
          <table:table-cell table:style-name="ce12" table:formula="of:=[.C12]/3" office:value-type="float" office:value="1.3974358974359" calcext:value-type="float">
            <text:p>1,40</text:p>
          </table:table-cell>
          <table:table-cell table:style-name="ce12" table:formula="of:=SQRT([.F12]*12/3.14159)" office:value-type="float" office:value="2.31037149528041" calcext:value-type="float">
            <text:p>2,31</text:p>
          </table:table-cell>
          <table:table-cell table:style-name="ce12" table:formula="of:=SQRT(3)*[.G12]/6" office:value-type="float" office:value="0.666946802364091" calcext:value-type="float">
            <text:p>0,67</text:p>
          </table:table-cell>
          <table:table-cell/>
          <table:table-cell table:style-name="ce17" office:value-type="string" calcext:value-type="string">
            <text:p>cas de vitesse de chute moye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3" table:formula="of:=2*[.$B$7]*[.$B$3]/([.$B$4]*[.$B$5]*[.A13]*[.A13])" office:value-type="float" office:value="3.08006279434851" calcext:value-type="float">
            <text:p>3,08</text:p>
          </table:table-cell>
          <table:table-cell table:style-name="ce13" table:formula="of:=SQRT([.C13]*12/3.14159)" office:value-type="float" office:value="3.4300121264439" calcext:value-type="float">
            <text:p>3,43</text:p>
          </table:table-cell>
          <table:table-cell table:style-name="ce13" table:formula="of:=SQRT(3)*[.D13]/6" office:value-type="float" office:value="0.990159212263033" calcext:value-type="float">
            <text:p>0,99</text:p>
          </table:table-cell>
          <table:table-cell table:style-name="ce13" table:formula="of:=[.C13]/3" office:value-type="float" office:value="1.02668759811617" calcext:value-type="float">
            <text:p>1,03</text:p>
          </table:table-cell>
          <table:table-cell table:style-name="ce13" table:formula="of:=SQRT([.F13]*12/3.14159)" office:value-type="float" office:value="1.98031842452607" calcext:value-type="float">
            <text:p>1,98</text:p>
          </table:table-cell>
          <table:table-cell table:style-name="ce13" table:formula="of:=SQRT(3)*[.G13]/6" office:value-type="float" office:value="0.57166868774065" calcext:value-type="float">
            <text:p>0,57</text:p>
          </table:table-cell>
          <table:table-cell/>
          <table:table-cell table:style-name="ce6" office:value-type="string" calcext:value-type="string">
            <text:p>cas de vitesse de chute maxi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14" table:formula="of:=2*[.$B$7]*[.$B$3]/([.$B$4]*[.$B$5]*[.A14]*[.A14])" office:value-type="float" office:value="2.35817307692308" calcext:value-type="float">
            <text:p>2,36</text:p>
          </table:table-cell>
          <table:table-cell table:style-name="ce14" table:formula="of:=SQRT([.C14]*12/3.14159)" office:value-type="float" office:value="3.00126061063841" calcext:value-type="float">
            <text:p>3,00</text:p>
          </table:table-cell>
          <table:table-cell table:style-name="ce14" table:formula="of:=SQRT(3)*[.D14]/6" office:value-type="float" office:value="0.866389310730154" calcext:value-type="float">
            <text:p>0,87</text:p>
          </table:table-cell>
          <table:table-cell table:style-name="ce14" table:formula="of:=[.C14]/3" office:value-type="float" office:value="0.786057692307692" calcext:value-type="float">
            <text:p>0,79</text:p>
          </table:table-cell>
          <table:table-cell table:style-name="ce14" table:formula="of:=SQRT([.F14]*12/3.14159)" office:value-type="float" office:value="1.73277862146031" calcext:value-type="float">
            <text:p>1,73</text:p>
          </table:table-cell>
          <table:table-cell table:style-name="ce14" table:formula="of:=SQRT(3)*[.G14]/6" office:value-type="float" office:value="0.500210101773069" calcext:value-type="float">
            <text:p>0,50</text:p>
          </table:table-cell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11" table:formula="of:=2*[.$B$7]*[.$B$3]/([.$B$4]*[.$B$5]*[.A15]*[.A15])" office:value-type="float" office:value="1.86324786324786" calcext:value-type="float">
            <text:p>1,86</text:p>
          </table:table-cell>
          <table:table-cell table:style-name="ce11" table:formula="of:=SQRT([.C15]*12/3.14159)" office:value-type="float" office:value="2.66778720945637" calcext:value-type="float">
            <text:p>2,67</text:p>
          </table:table-cell>
          <table:table-cell table:style-name="ce11" table:formula="of:=SQRT(3)*[.D15]/6" office:value-type="float" office:value="0.770123831760137" calcext:value-type="float">
            <text:p>0,77</text:p>
          </table:table-cell>
          <table:table-cell table:style-name="ce12" table:formula="of:=[.C15]/3" office:value-type="float" office:value="0.621082621082621" calcext:value-type="float">
            <text:p>0,62</text:p>
          </table:table-cell>
          <table:table-cell table:style-name="ce12" table:formula="of:=SQRT([.F15]*12/3.14159)" office:value-type="float" office:value="1.54024766352027" calcext:value-type="float">
            <text:p>1,54</text:p>
          </table:table-cell>
          <table:table-cell table:style-name="ce12" table:formula="of:=SQRT(3)*[.G15]/6" office:value-type="float" office:value="0.444631201576061" calcext:value-type="float">
            <text:p>0,44</text:p>
          </table:table-cell>
          <table:table-cell/>
          <table:table-cell table:style-name="ce18" office:value-type="string" calcext:value-type="string">
            <text:p>choix final :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2" table:formula="of:=2*[.$B$7]*[.$B$3]/([.$B$4]*[.$B$5]*[.A16]*[.A16])" office:value-type="float" office:value="1.50923076923077" calcext:value-type="float">
            <text:p>1,51</text:p>
          </table:table-cell>
          <table:table-cell table:style-name="ce12" table:formula="of:=SQRT([.C16]*12/3.14159)" office:value-type="float" office:value="2.40100848851073" calcext:value-type="float">
            <text:p>2,40</text:p>
          </table:table-cell>
          <table:table-cell table:style-name="ce12" table:formula="of:=SQRT(3)*[.D16]/6" office:value-type="float" office:value="0.693111448584123" calcext:value-type="float">
            <text:p>0,69</text:p>
          </table:table-cell>
          <table:table-cell table:style-name="ce12" table:formula="of:=[.C16]/3" office:value-type="float" office:value="0.503076923076923" calcext:value-type="float">
            <text:p>0,50</text:p>
          </table:table-cell>
          <table:table-cell table:style-name="ce12" table:formula="of:=SQRT([.F16]*12/3.14159)" office:value-type="float" office:value="1.38622289716825" calcext:value-type="float">
            <text:p>1,39</text:p>
          </table:table-cell>
          <table:table-cell table:style-name="ce12" table:formula="of:=SQRT(3)*[.G16]/6" office:value-type="float" office:value="0.400168081418455" calcext:value-type="float">
            <text:p>0,40</text:p>
          </table:table-cell>
          <table:table-cell/>
          <table:table-cell table:style-name="ce17" office:value-type="string" calcext:value-type="string">
            <text:p>le choix intermédiaire laisse le plus de mar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12" table:formula="of:=2*[.$B$7]*[.$B$3]/([.$B$4]*[.$B$5]*[.A17]*[.A17])" office:value-type="float" office:value="1.24729815638907" calcext:value-type="float">
            <text:p>1,25</text:p>
          </table:table-cell>
          <table:table-cell table:style-name="ce12" table:formula="of:=SQRT([.C17]*12/3.14159)" office:value-type="float" office:value="2.18273498955521" calcext:value-type="float">
            <text:p>2,18</text:p>
          </table:table-cell>
          <table:table-cell table:style-name="ce12" table:formula="of:=SQRT(3)*[.D17]/6" office:value-type="float" office:value="0.630101316894657" calcext:value-type="float">
            <text:p>0,63</text:p>
          </table:table-cell>
          <table:table-cell table:style-name="ce12" table:formula="of:=[.C17]/3" office:value-type="float" office:value="0.415766052129689" calcext:value-type="float">
            <text:p>0,42</text:p>
          </table:table-cell>
          <table:table-cell table:style-name="ce12" table:formula="of:=SQRT([.F17]*12/3.14159)" office:value-type="float" office:value="1.26020263378931" calcext:value-type="float">
            <text:p>1,26</text:p>
          </table:table-cell>
          <table:table-cell table:style-name="ce12" table:formula="of:=SQRT(3)*[.G17]/6" office:value-type="float" office:value="0.363789164925868" calcext:value-type="float">
            <text:p>0,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13" table:formula="of:=2*[.$B$7]*[.$B$3]/([.$B$4]*[.$B$5]*[.A18]*[.A18])" office:value-type="float" office:value="1.04807692307692" calcext:value-type="float">
            <text:p>1,05</text:p>
          </table:table-cell>
          <table:table-cell table:style-name="ce13" table:formula="of:=SQRT([.C18]*12/3.14159)" office:value-type="float" office:value="2.00084040709227" calcext:value-type="float">
            <text:p>2,00</text:p>
          </table:table-cell>
          <table:table-cell table:style-name="ce13" table:formula="of:=SQRT(3)*[.D18]/6" office:value-type="float" office:value="0.577592873820102" calcext:value-type="float">
            <text:p>0,58</text:p>
          </table:table-cell>
          <table:table-cell table:style-name="ce12" table:formula="of:=[.C18]/3" office:value-type="float" office:value="0.349358974358974" calcext:value-type="float">
            <text:p>0,35</text:p>
          </table:table-cell>
          <table:table-cell table:style-name="ce12" table:formula="of:=SQRT([.F18]*12/3.14159)" office:value-type="float" office:value="1.15518574764021" calcext:value-type="float">
            <text:p>1,16</text:p>
          </table:table-cell>
          <table:table-cell table:style-name="ce12" table:formula="of:=SQRT(3)*[.G18]/6" office:value-type="float" office:value="0.333473401182046" calcext:value-type="float">
            <text:p>0,3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12" table:formula="of:=2*[.$B$7]*[.$B$3]/([.$B$4]*[.$B$5]*[.A19]*[.A19])" office:value-type="float" office:value="0.893035958124715" calcext:value-type="float">
            <text:p>0,89</text:p>
          </table:table-cell>
          <table:table-cell table:style-name="ce12" table:formula="of:=SQRT([.C19]*12/3.14159)" office:value-type="float" office:value="1.84692960654671" calcext:value-type="float">
            <text:p>1,85</text:p>
          </table:table-cell>
          <table:table-cell table:style-name="ce12" table:formula="of:=SQRT(3)*[.D19]/6" office:value-type="float" office:value="0.533162652757018" calcext:value-type="float">
            <text:p>0,53</text:p>
          </table:table-cell>
          <table:table-cell table:style-name="ce12" table:formula="of:=[.C19]/3" office:value-type="float" office:value="0.297678652708238" calcext:value-type="float">
            <text:p>0,30</text:p>
          </table:table-cell>
          <table:table-cell table:style-name="ce12" table:formula="of:=SQRT([.F19]*12/3.14159)" office:value-type="float" office:value="1.06632530551404" calcext:value-type="float">
            <text:p>1,07</text:p>
          </table:table-cell>
          <table:table-cell table:style-name="ce12" table:formula="of:=SQRT(3)*[.G19]/6" office:value-type="float" office:value="0.307821601091119" calcext:value-type="float">
            <text:p>0,31</text:p>
          </table:table-cell>
          <table:table-cell table:number-columns-repeated="2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/>
          <table:table-cell table:style-name="ce14" table:formula="of:=2*[.$B$7]*[.$B$3]/([.$B$4]*[.$B$5]*[.A20]*[.A20])" office:value-type="float" office:value="0.770015698587127" calcext:value-type="float">
            <text:p>0,77</text:p>
          </table:table-cell>
          <table:table-cell table:style-name="ce14" table:formula="of:=SQRT([.C20]*12/3.14159)" office:value-type="float" office:value="1.71500606322195" calcext:value-type="float">
            <text:p>1,72</text:p>
          </table:table-cell>
          <table:table-cell table:style-name="ce14" table:formula="of:=SQRT(3)*[.D20]/6" office:value-type="float" office:value="0.495079606131516" calcext:value-type="float">
            <text:p>0,50</text:p>
          </table:table-cell>
          <table:table-cell table:style-name="ce12" table:formula="of:=[.C20]/3" office:value-type="float" office:value="0.256671899529042" calcext:value-type="float">
            <text:p>0,26</text:p>
          </table:table-cell>
          <table:table-cell table:style-name="ce12" table:formula="of:=SQRT([.F20]*12/3.14159)" office:value-type="float" office:value="0.990159212263033" calcext:value-type="float">
            <text:p>0,99</text:p>
          </table:table-cell>
          <table:table-cell table:style-name="ce12" table:formula="of:=SQRT(3)*[.G20]/6" office:value-type="float" office:value="0.285834343870325" calcext:value-type="float">
            <text:p>0,29</text:p>
          </table:table-cell>
          <table:table-cell/>
          <table:table-cell office:value-type="string" calcext:value-type="string">
            <text:p>il faut laisser un trou au centr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12" table:formula="of:=2*[.$B$7]*[.$B$3]/([.$B$4]*[.$B$5]*[.A21]*[.A21])" office:value-type="float" office:value="0.670769230769231" calcext:value-type="float">
            <text:p>0,67</text:p>
          </table:table-cell>
          <table:table-cell table:style-name="ce12" table:formula="of:=SQRT([.C21]*12/3.14159)" office:value-type="float" office:value="1.60067232567382" calcext:value-type="float">
            <text:p>1,60</text:p>
          </table:table-cell>
          <table:table-cell table:style-name="ce12" table:formula="of:=SQRT(3)*[.D21]/6" office:value-type="float" office:value="0.462074299056082" calcext:value-type="float">
            <text:p>0,46</text:p>
          </table:table-cell>
          <table:table-cell table:style-name="ce12" table:formula="of:=[.C21]/3" office:value-type="float" office:value="0.223589743589744" calcext:value-type="float">
            <text:p>0,22</text:p>
          </table:table-cell>
          <table:table-cell table:style-name="ce12" table:formula="of:=SQRT([.F21]*12/3.14159)" office:value-type="float" office:value="0.924148598112164" calcext:value-type="float">
            <text:p>0,92</text:p>
          </table:table-cell>
          <table:table-cell table:style-name="ce12" table:formula="of:=SQRT(3)*[.G21]/6" office:value-type="float" office:value="0.266778720945637" calcext:value-type="float">
            <text:p>0,27</text:p>
          </table:table-cell>
          <table:table-cell/>
          <table:table-cell office:value-type="string" calcext:value-type="string">
            <text:p>l'arête du trou est 1/10 de l'arête du parachut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19" office:value-type="string" calcext:value-type="string">
            <text:p>les dimensions sont sans ourlet</text:p>
          </table:table-cell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/00/0000</text:date>, <text:time style:data-style-name="N2" text:time-value="0000-00-00T13:33:09.221844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GOUY</meta:initial-creator>
    <meta:creation-date>2014-02-08T07:45:15.762939529</meta:creation-date>
    <dc:date>2014-02-08T14:31:38.353257201</dc:date>
    <dc:creator>Yann GOUY</dc:creator>
    <meta:editing-duration>PT35M9S</meta:editing-duration>
    <meta:editing-cycles>7</meta:editing-cycles>
    <meta:generator>LibreOffice/4.1.4.2$Linux_X86_64 LibreOffice_project/410$Build-2</meta:generator>
    <meta:document-statistic meta:table-count="1" meta:cell-count="117" meta:object-count="8"/>
  </office:meta>
</office:document-meta>
</file>